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6C265998A37008E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794cm, -0.289cm, 0cm, 1.849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3" text:anchor-type="char" svg:x="-2.265cm" svg:y="19.457cm" svg:width="16.268cm" svg:height="8.243cm" draw:z-index="0"><draw:image xlink:href="Pictures/1000020100000556000003006C265998A37008E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8T10:19:55.202830534</meta:creation-date>
    <dc:date>2021-10-28T10:22:27.993609545</dc:date>
    <meta:editing-duration>PT2M3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2.2$Linux_X86_64 LibreOffice_project/40$Build-2</meta:generator>
  </office:meta>
</office:document-meta>
</file>